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ade6" officeooo:paragraph-rsid="000fade6"/>
    </style:style>
    <style:style style:name="P2" style:family="paragraph" style:parent-style-name="Subtitle">
      <style:paragraph-properties fo:break-before="page"/>
    </style:style>
    <style:style style:name="P3" style:family="paragraph" style:parent-style-name="Title">
      <style:text-properties officeooo:rsid="000fade6" officeooo:paragraph-rsid="000fade6"/>
    </style:style>
    <style:style style:name="P4" style:family="paragraph" style:parent-style-name="Text_20_body">
      <style:text-properties officeooo:rsid="000fade6" officeooo:paragraph-rsid="000fade6"/>
    </style:style>
    <style:style style:name="P5" style:family="paragraph" style:parent-style-name="Text_20_body">
      <style:text-properties officeooo:paragraph-rsid="000fade6"/>
    </style:style>
    <style:style style:name="P6" style:family="paragraph" style:parent-style-name="Text_20_body">
      <style:text-properties officeooo:rsid="00160da1" officeooo:paragraph-rsid="00160da1"/>
    </style:style>
    <style:style style:name="P7" style:family="paragraph" style:parent-style-name="Text_20_body">
      <style:text-properties officeooo:rsid="00168afd" officeooo:paragraph-rsid="00168afd"/>
    </style:style>
    <style:style style:name="P8" style:family="paragraph" style:parent-style-name="Text_20_body">
      <style:text-properties officeooo:rsid="00181964" officeooo:paragraph-rsid="00181964"/>
    </style:style>
    <style:style style:name="P9" style:family="paragraph" style:parent-style-name="Text_20_body">
      <style:text-properties officeooo:rsid="001a9cc4" officeooo:paragraph-rsid="001a9cc4"/>
    </style:style>
    <style:style style:name="P10" style:family="paragraph" style:parent-style-name="Text_20_body">
      <style:text-properties officeooo:rsid="001ea834" officeooo:paragraph-rsid="001ea834"/>
    </style:style>
    <style:style style:name="P11" style:family="paragraph" style:parent-style-name="Text_20_body">
      <style:text-properties officeooo:rsid="00160da1" officeooo:paragraph-rsid="00160da1"/>
    </style:style>
    <style:style style:name="P12" style:family="paragraph" style:parent-style-name="Text_20_body">
      <style:text-properties officeooo:paragraph-rsid="00252507"/>
    </style:style>
    <style:style style:name="P13" style:family="paragraph" style:parent-style-name="Text_20_body">
      <style:text-properties officeooo:rsid="00277cae" officeooo:paragraph-rsid="0027edbd"/>
    </style:style>
    <style:style style:name="P14" style:family="paragraph" style:parent-style-name="Text_20_body">
      <style:text-properties officeooo:rsid="0027edbd" officeooo:paragraph-rsid="0027edbd"/>
    </style:style>
    <style:style style:name="P15" style:family="paragraph" style:parent-style-name="Text_20_body">
      <style:text-properties officeooo:rsid="0028482f" officeooo:paragraph-rsid="00290c79"/>
    </style:style>
    <style:style style:name="P16" style:family="paragraph" style:parent-style-name="Text_20_body">
      <style:text-properties officeooo:rsid="0028482f" officeooo:paragraph-rsid="002ae03a"/>
    </style:style>
    <style:style style:name="P17" style:family="paragraph" style:parent-style-name="Text_20_body">
      <style:text-properties officeooo:paragraph-rsid="00290c79"/>
    </style:style>
    <style:style style:name="P18" style:family="paragraph" style:parent-style-name="Text_20_body">
      <style:text-properties officeooo:rsid="002ae03a" officeooo:paragraph-rsid="002ae03a"/>
    </style:style>
    <style:style style:name="P19" style:family="paragraph" style:parent-style-name="Heading_20_1">
      <style:text-properties officeooo:rsid="00120aca" officeooo:paragraph-rsid="00120aca"/>
    </style:style>
    <style:style style:name="P20" style:family="paragraph" style:parent-style-name="Heading_20_1">
      <style:text-properties officeooo:rsid="00130fd7" officeooo:paragraph-rsid="00130fd7"/>
    </style:style>
    <style:style style:name="P21" style:family="paragraph" style:parent-style-name="Heading_20_1">
      <style:text-properties officeooo:rsid="00118d45" officeooo:paragraph-rsid="00118d45"/>
    </style:style>
    <style:style style:name="P22" style:family="paragraph" style:parent-style-name="Heading_20_1">
      <style:paragraph-properties fo:break-before="page"/>
      <style:text-properties officeooo:rsid="00118d45" officeooo:paragraph-rsid="00118d45"/>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Heading_20_2">
      <style:text-properties officeooo:rsid="00120aca" officeooo:paragraph-rsid="00120aca"/>
    </style:style>
    <style:style style:name="P26" style:family="paragraph" style:parent-style-name="Heading_20_2">
      <style:text-properties officeooo:rsid="00120aca" officeooo:paragraph-rsid="00290c79"/>
    </style:style>
    <style:style style:name="P27" style:family="paragraph" style:parent-style-name="Heading_20_2">
      <style:text-properties officeooo:rsid="00181964" officeooo:paragraph-rsid="00181964"/>
    </style:style>
    <style:style style:name="P28" style:family="paragraph" style:parent-style-name="Heading_20_2">
      <style:text-properties officeooo:rsid="00130fd7" officeooo:paragraph-rsid="00130fd7"/>
    </style:style>
    <style:style style:name="P29" style:family="paragraph" style:parent-style-name="Heading_20_2">
      <style:text-properties officeooo:rsid="001e89bd" officeooo:paragraph-rsid="001e89bd"/>
    </style:style>
    <style:style style:name="P30" style:family="paragraph" style:parent-style-name="Heading_20_2">
      <style:text-properties officeooo:rsid="00215bc9" officeooo:paragraph-rsid="00215bc9"/>
    </style:style>
    <style:style style:name="P31" style:family="paragraph" style:parent-style-name="Heading_20_2">
      <style:text-properties officeooo:rsid="001ea834" officeooo:paragraph-rsid="001ea834"/>
    </style:style>
    <style:style style:name="P32" style:family="paragraph" style:parent-style-name="Heading_20_2">
      <style:text-properties officeooo:rsid="00290c79" officeooo:paragraph-rsid="00290c79"/>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aee83"/>
    </style:style>
    <style:style style:name="T2" style:family="text">
      <style:text-properties officeooo:rsid="001c8bdf"/>
    </style:style>
    <style:style style:name="T3" style:family="text">
      <style:text-properties officeooo:rsid="001f9918"/>
    </style:style>
    <style:style style:name="T4" style:family="text">
      <style:text-properties officeooo:rsid="00252507"/>
    </style:style>
    <style:style style:name="T5" style:family="text">
      <style:text-properties officeooo:rsid="003faaca"/>
    </style:style>
    <style:style style:name="T6" style:family="text">
      <style:text-properties officeooo:rsid="001da123"/>
    </style:style>
    <style:style style:name="T7" style:family="text">
      <style:text-properties officeooo:rsid="0020fbc3"/>
    </style:style>
    <style:style style:name="T8" style:family="text">
      <style:text-properties officeooo:rsid="0024bf6e"/>
    </style:style>
    <style:style style:name="T9" style:family="text">
      <style:text-properties officeooo:rsid="0027edbd"/>
    </style:style>
    <style:style style:name="T10" style:family="text">
      <style:text-properties officeooo:rsid="00290c79"/>
    </style:style>
    <style:style style:name="T11" style:family="text">
      <style:text-properties officeooo:rsid="00290d0b"/>
    </style:style>
    <style:style style:name="T12" style:family="text">
      <style:text-properties fo:font-style="italic" officeooo:rsid="00290d0b" style:font-style-asian="italic" style:font-style-complex="italic"/>
    </style:style>
    <style:style style:name="T13" style:family="text">
      <style:text-properties fo:font-style="italic" officeooo:rsid="001da123" style:font-style-asian="italic" style:font-style-complex="italic"/>
    </style:style>
    <style:style style:name="T14" style:family="text">
      <style:text-properties fo:font-style="italic" officeooo:rsid="002c5b2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ae03a" style:font-style-asian="normal" style:font-style-complex="normal"/>
    </style:style>
    <style:style style:name="T17" style:family="text">
      <style:text-properties fo:font-style="normal" officeooo:rsid="00290c79" style:font-style-asian="normal" style:font-style-complex="normal"/>
    </style:style>
    <style:style style:name="T18" style:family="text">
      <style:text-properties fo:font-style="normal" officeooo:rsid="002c5b2c" style:font-style-asian="normal" style:font-style-complex="normal"/>
    </style:style>
    <style:style style:name="T19" style:family="text">
      <style:text-properties officeooo:rsid="002c5b2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cal Geography Educator</text:p>
      <text:p text:style-name="Standard"/>
      <text:p text:style-name="Standard">Martin Sellergren</text:p>
      <text:p text:style-name="Standard">Uppsala university</text:p>
      <text:p text:style-name="P1">Summer 2018</text:p>
      <text:p text:style-name="P1">…...</text:p>
      <text:p text:style-name="P2"><text:bookmark-start text:name="__RefHeading___Toc1997_328221862"/>Abstract<text:bookmark-end text:name="__RefHeading___Toc1997_328221862"/></text:p>
      <text:p text:style-name="P6">100-200 words</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Contents</text:p>
          </text:index-title>
          <text:p text:style-name="P24"><text:a xlink:type="simple" xlink:href="#__RefHeading___Toc2207_328221862" text:style-name="Index_20_Link" text:visited-style-name="Index_20_Link">1 <text:s/>Introduction<text:tab/>4</text:a></text:p>
          <text:p text:style-name="P24"><text:a xlink:type="simple" xlink:href="#__RefHeading___Toc2313_328221862" text:style-name="Index_20_Link" text:visited-style-name="Index_20_Link">2 <text:s/>Background<text:tab/>4</text:a></text:p>
          <text:p text:style-name="P33"><text:a xlink:type="simple" xlink:href="#__RefHeading___Toc2317_328221862" text:style-name="Index_20_Link" text:visited-style-name="Index_20_Link">2.1 <text:s/>Targeted audience<text:tab/>4</text:a></text:p>
          <text:p text:style-name="P33"><text:a xlink:type="simple" xlink:href="#__RefHeading___Toc704_760869321" text:style-name="Index_20_Link" text:visited-style-name="Index_20_Link">2.2 <text:s/>Educational aspects<text:tab/>5</text:a></text:p>
          <text:p text:style-name="P33"><text:a xlink:type="simple" xlink:href="#__RefHeading___Toc210_1274023240" text:style-name="Index_20_Link" text:visited-style-name="Index_20_Link">2.3 <text:s/>Initial user considerations<text:tab/>5</text:a></text:p>
          <text:p text:style-name="P33"><text:a xlink:type="simple" xlink:href="#__RefHeading___Toc2319_328221862" text:style-name="Index_20_Link" text:visited-style-name="Index_20_Link">2.4 <text:s/>Scenario analysis<text:tab/>5</text:a></text:p>
          <text:p text:style-name="P33"><text:a xlink:type="simple" xlink:href="#__RefHeading___Toc2321_328221862" text:style-name="Index_20_Link" text:visited-style-name="Index_20_Link">2.5 <text:s/>Functional requirements<text:tab/>5</text:a></text:p>
          <text:p text:style-name="P33"><text:a xlink:type="simple" xlink:href="#__RefHeading___Toc2323_328221862" text:style-name="Index_20_Link" text:visited-style-name="Index_20_Link">2.6 <text:s/>Non-functional requirements<text:tab/>5</text:a></text:p>
          <text:p text:style-name="P33"><text:a xlink:type="simple" xlink:href="#__RefHeading___Toc212_1274023240" text:style-name="Index_20_Link" text:visited-style-name="Index_20_Link">2.7 <text:s/>Existing applications analysis<text:tab/>6</text:a></text:p>
          <text:p text:style-name="P33"><text:a xlink:type="simple" xlink:href="#__RefHeading___Toc2327_328221862" text:style-name="Index_20_Link" text:visited-style-name="Index_20_Link">2.8 <text:s/>Key-functionality for education<text:tab/>6</text:a></text:p>
          <text:p text:style-name="P33"><text:a xlink:type="simple" xlink:href="#__RefHeading___Toc2315_328221862" text:style-name="Index_20_Link" text:visited-style-name="Index_20_Link">2.9 <text:s/>Design decisions<text:tab/>6</text:a></text:p>
          <text:p text:style-name="P24"><text:a xlink:type="simple" xlink:href="#__RefHeading___Toc2329_328221862" text:style-name="Index_20_Link" text:visited-style-name="Index_20_Link">3 <text:s/>Design<text:tab/>6</text:a></text:p>
          <text:p text:style-name="P33"><text:a xlink:type="simple" xlink:href="#__RefHeading___Toc214_1274023240" text:style-name="Index_20_Link" text:visited-style-name="Index_20_Link">3.1 <text:s/>Existing areas window<text:tab/>6</text:a></text:p>
          <text:p text:style-name="P33"><text:a xlink:type="simple" xlink:href="#__RefHeading___Toc216_1274023240" text:style-name="Index_20_Link" text:visited-style-name="Index_20_Link">3.2 <text:s/>Create new area window<text:tab/>6</text:a></text:p>
          <text:p text:style-name="P33"><text:a xlink:type="simple" xlink:href="#__RefHeading___Toc218_1274023240" text:style-name="Index_20_Link" text:visited-style-name="Index_20_Link">3.3 <text:s/>A particular area’s window<text:tab/>6</text:a></text:p>
          <text:p text:style-name="P33"><text:a xlink:type="simple" xlink:href="#__RefHeading___Toc237_1274023240" text:style-name="Index_20_Link" text:visited-style-name="Index_20_Link">3.4 <text:s/>Quiz<text:tab/>6</text:a></text:p>
          <text:p text:style-name="P34"><text:a xlink:type="simple" xlink:href="#__RefHeading___Toc220_1274023240" text:style-name="Index_20_Link" text:visited-style-name="Index_20_Link">3.4.1 <text:s/>Quiz question: Name it<text:tab/>6</text:a></text:p>
          <text:p text:style-name="P34"><text:a xlink:type="simple" xlink:href="#__RefHeading___Toc222_1274023240" text:style-name="Index_20_Link" text:visited-style-name="Index_20_Link">3.4.2 <text:s/>Quiz question: Place it<text:tab/>6</text:a></text:p>
          <text:p text:style-name="P34"><text:a xlink:type="simple" xlink:href="#__RefHeading___Toc224_1274023240" text:style-name="Index_20_Link" text:visited-style-name="Index_20_Link">3.4.3 <text:s/>Quiz question: Pair it<text:tab/>6</text:a></text:p>
          <text:p text:style-name="P33"><text:a xlink:type="simple" xlink:href="#__RefHeading___Toc226_1274023240" text:style-name="Index_20_Link" text:visited-style-name="Index_20_Link">3.5 <text:s/>Settings<text:tab/>6</text:a></text:p>
          <text:p text:style-name="P24"><text:a xlink:type="simple" xlink:href="#__RefHeading___Toc2331_328221862" text:style-name="Index_20_Link" text:visited-style-name="Index_20_Link">4 <text:s/>Implementation<text:tab/>6</text:a></text:p>
          <text:p text:style-name="P33"><text:a xlink:type="simple" xlink:href="#__RefHeading___Toc228_1274023240" text:style-name="Index_20_Link" text:visited-style-name="Index_20_Link">4.1 <text:s/>Fetching data<text:tab/>6</text:a></text:p>
          <text:p text:style-name="P33"><text:a xlink:type="simple" xlink:href="#__RefHeading___Toc230_1274023240" text:style-name="Index_20_Link" text:visited-style-name="Index_20_Link">4.2 <text:s/>Data processing<text:tab/>6</text:a></text:p>
          <text:p text:style-name="P33"><text:a xlink:type="simple" xlink:href="#__RefHeading___Toc232_1274023240" text:style-name="Index_20_Link" text:visited-style-name="Index_20_Link">4.3 <text:s/>Integrated maps<text:tab/>6</text:a></text:p>
          <text:p text:style-name="P33"><text:a xlink:type="simple" xlink:href="#__RefHeading___Toc234_1274023240" text:style-name="Index_20_Link" text:visited-style-name="Index_20_Link">4.4 <text:s/>Application development<text:tab/>7</text:a></text:p>
          <text:p text:style-name="P24"><text:a xlink:type="simple" xlink:href="#__RefHeading___Toc2333_328221862" text:style-name="Index_20_Link" text:visited-style-name="Index_20_Link">5 <text:s/>Evaluation<text:tab/>7</text:a></text:p>
          <text:p text:style-name="P24"><text:a xlink:type="simple" xlink:href="#__RefHeading___Toc2335_328221862" text:style-name="Index_20_Link" text:visited-style-name="Index_20_Link">6 <text:s/>Future work<text:tab/>7</text:a></text:p>
          <text:p text:style-name="P24"><text:a xlink:type="simple" xlink:href="#__RefHeading___Toc2337_328221862" text:style-name="Index_20_Link" text:visited-style-name="Index_20_Link">7 <text:s/>Discussion<text:tab/>7</text:a></text:p>
        </text:index-body>
      </text:table-of-content>
      <text:p text:style-name="P5"/>
      <text:p text:style-name="P4"/>
      <text:h text:style-name="P22" text:outline-level="1"><text:bookmark-start text:name="__RefHeading___Toc2207_328221862"/>Introduction<text:bookmark-end text:name="__RefHeading___Toc2207_328221862"/></text:h>
      <text:p text:style-name="P6">What will be done: an app that teaches local geography. What is local geography? Who might wanna use it. Similar apps: Seterra, World Geography, Duolingo.</text:p>
      <text:p text:style-name="Text_20_body">Since recent years there has aroused a new popular way of education, through the mobile platform. Many mobile applications exist with an educational purpose, and some has grown very popular. It turns out the mobile platform is well suited for these purposes. A mobile phone it’s easily accessible, it’s often with you and it’s easy to do a little studying whenever you feel like it and have some time to spare. More over, mobile application developers have good potential to make an application <text:span text:style-name="T4">stimulating and </text:span>entertaining using this platform.</text:p>
      <text:p text:style-name="P12"><text:span text:style-name="T5">The intent of this project is to produce a</text:span> mobile application capable of teaching local geography to its users. The meaning of local geography in this context is villages, city-districts, roads, parks, rivers, schools <text:span text:style-name="T6">and such geographical objects - object inside a limited area, like a city. The goal is to make a stimulating, entertaining and above all educational mobile application. This application will be referred to as </text:span><text:span text:style-name="T13">Loca</text:span><text:span text:style-name="T14">tion</text:span><text:span text:style-name="T13"> </text:span><text:span text:style-name="T12">E</text:span><text:span text:style-name="T13">ducator </text:span><text:span text:style-name="T6">in this document.</text:span></text:p>
      <text:p text:style-name="P12"><text:span text:style-name="T19">Location Educator can for example be useful for someone who wants to gain better knowledge of the city where they live or where they want to go to. People who have a desire to be more knowledgeable about some place on the world. There might also be uses in professional areas. People working with transportation or public communication might benefit greatly. For example taxi-drivers and buss-drivers. Not mainly to find the way to where they are going, which they likely use a GPS for, but more so for being able to answer questions from the customers about directions and distances.</text:span></text:p>
      <text:p text:style-name="Text_20_body">Several <text:span text:style-name="T7">mobile applications</text:span> for geographical education currently exist. Some examples are Seterra, <text:span text:style-name="T8">World Geography, Geo Challenge and MapPie</text:span>. These are all based on education through quizzes. You are ranked based on the result of a quiz and the goal <text:span text:style-name="T8">can be to </text:span>complete many quizzes with good rankings, <text:span text:style-name="T8">get a new high-score or progress to new levels</text:span>. <text:span text:style-name="T7">Such a design enables learning through entertainment and will also be integrated into the Location Educator. A defining difference with other applications is this project’s focus on local geography, where others usually focus on a global or regional scale, such as continents, oceans, states, provinces and cities.</text:span></text:p>
      <text:h text:style-name="P19" text:outline-level="1"><text:bookmark-start text:name="__RefHeading___Toc2313_328221862"/>Background<text:bookmark-end text:name="__RefHeading___Toc2313_328221862"/></text:h>
      <text:p text:style-name="P6">Boils down into design decisions.</text:p>
      <text:p text:style-name="P13">To satisfy the project’s goal of making a stimulating, entertaining and educational mobile application, careful consideration needs to be taken about the application’s design. <text:span text:style-name="T9">In this section, relevant aspects are investigated and the steps taken to decide on a design are described. The final subsection describes the derived design decisions.</text:span></text:p>
      <text:h text:style-name="P32" text:outline-level="2"><text:bookmark-start text:name="__RefHeading___Toc2317_328221862"/>Targeted audience<text:bookmark-end text:name="__RefHeading___Toc2317_328221862"/></text:h>
      <text:p text:style-name="P15">Good human-computer interaction is a delicate subject. Several aspects need to be considered when designing interfaces, especially when it comes to achieving educational value. Different people <text:soft-page-break/>think in different ways, have different experiences and and moods. <text:span text:style-name="T10">Functionality that feels natural to some might might be foreign to others. Human focus is controlled by interest, our memory and patience is limited, there is always a learning curve. </text:span></text:p>
      <text:p text:style-name="P16"><text:span text:style-name="T10">To increase the chance of good human-computer interaction, it’s appropriate to define a targeted audience. The targeted audience of Location Ed</text:span><text:span text:style-name="T17">ucator </text:span><text:span text:style-name="T16">is broad, it’s defined as anyone interested in local geography education. Users might be of different ages with different experiences. Therefor, care is taken to make the interface self-explanatory and easy to interact with. Simplicity is favored over <text:s/>complex functionality. Focus is on inexperienced users over those preferring more advanced functionality. </text:span><text:span text:style-name="T18">In order to still accommodate many different users, Loca Educator should open up for different speed in exercise-progression.</text:span></text:p>
      <text:h text:style-name="P26" text:outline-level="2"><text:bookmark-start text:name="__RefHeading___Toc704_760869321"/>Educational aspects<text:bookmark-end text:name="__RefHeading___Toc704_760869321"/></text:h>
      <text:p text:style-name="P17"/>
      <text:h text:style-name="P27" text:outline-level="2"><text:bookmark-start text:name="__RefHeading___Toc210_1274023240"/>Initial user considerations<text:bookmark-end text:name="__RefHeading___Toc210_1274023240"/></text:h>
      <text:p text:style-name="P8">Interview with potential users about functionality.</text:p>
      <text:h text:style-name="P25" text:outline-level="2"><text:bookmark-start text:name="__RefHeading___Toc2319_328221862"/>Scenario analysis<text:bookmark-end text:name="__RefHeading___Toc2319_328221862"/></text:h>
      <text:p text:style-name="P6">1) Student in new town, wants to know city better.</text:p>
      <text:p text:style-name="P6">2) Someone going on vacation, wants to study landmarks beforehand.</text:p>
      <text:p text:style-name="P6">3) Taxi-driver student.</text:p>
      <text:p text:style-name="P6">4) Sailer wants to explore archipelago of Stockholm.</text:p>
      <text:h text:style-name="P25" text:outline-level="2"><text:bookmark-start text:name="__RefHeading___Toc2321_328221862"/>Functional requirements<text:bookmark-end text:name="__RefHeading___Toc2321_328221862"/></text:h>
      <text:p text:style-name="P7">Create exercise, perform quizzes...</text:p>
      <text:h text:style-name="P25" text:outline-level="2"><text:bookmark-start text:name="__RefHeading___Toc2323_328221862"/>Non-functional requirements<text:bookmark-end text:name="__RefHeading___Toc2323_328221862"/></text:h>
      <text:p text:style-name="P7">Educational...</text:p>
      <text:h text:style-name="Heading_20_2" text:outline-level="2"><text:bookmark-start text:name="__RefHeading___Toc212_1274023240"/>Existing applications analysis<text:bookmark-end text:name="__RefHeading___Toc212_1274023240"/></text:h>
      <text:p text:style-name="P7">Strengths and weaknesses of applications designed for geo-education.</text:p>
      <text:h text:style-name="P25" text:outline-level="2"><text:bookmark-start text:name="__RefHeading___Toc2327_328221862"/>Key-functionality for education<text:bookmark-end text:name="__RefHeading___Toc2327_328221862"/></text:h>
      <text:p text:style-name="P7">Key-functionality for successful education in a geo-education app: Motivation, Structure, Question-design, Educational support, Stimulation, Appearance. </text:p>
      <text:h text:style-name="P28" text:outline-level="2"><text:bookmark-start text:name="__RefHeading___Toc2315_328221862"/>Design decisions <text:bookmark-end text:name="__RefHeading___Toc2315_328221862"/></text:h>
      <text:p text:style-name="P7">Design decisions taken after considering aspects described above.</text:p>
      <text:h text:style-name="P20" text:outline-level="1"><text:bookmark-start text:name="__RefHeading___Toc2329_328221862"/><text:soft-page-break/>Design<text:bookmark-end text:name="__RefHeading___Toc2329_328221862"/></text:h>
      <text:p text:style-name="P8">Describing the various windows of the finished product. <text:span text:style-name="T2">Mock-ups. </text:span>Refer to background.</text:p>
      <text:h text:style-name="P29" text:outline-level="2"><text:bookmark-start text:name="__RefHeading___Toc214_1274023240"/>Existing areas window<text:bookmark-end text:name="__RefHeading___Toc214_1274023240"/></text:h>
      <text:h text:style-name="P29" text:outline-level="2"><text:bookmark-start text:name="__RefHeading___Toc216_1274023240"/>Create new area window<text:bookmark-end text:name="__RefHeading___Toc216_1274023240"/></text:h>
      <text:h text:style-name="P29" text:outline-level="2"><text:bookmark-start text:name="__RefHeading___Toc218_1274023240"/>A particular area’s window<text:bookmark-end text:name="__RefHeading___Toc218_1274023240"/></text:h>
      <text:h text:style-name="P30" text:outline-level="2"><text:bookmark-start text:name="__RefHeading___Toc237_1274023240"/>Quiz<text:bookmark-end text:name="__RefHeading___Toc237_1274023240"/></text:h>
      <text:h text:style-name="Heading_20_3" text:outline-level="3"><text:bookmark-start text:name="__RefHeading___Toc220_1274023240"/>Quiz question: Name it<text:bookmark-end text:name="__RefHeading___Toc220_1274023240"/></text:h>
      <text:h text:style-name="Heading_20_3" text:outline-level="3"><text:bookmark-start text:name="__RefHeading___Toc222_1274023240"/>Quiz question: Place it<text:bookmark-end text:name="__RefHeading___Toc222_1274023240"/></text:h>
      <text:h text:style-name="Heading_20_3" text:outline-level="3"><text:bookmark-start text:name="__RefHeading___Toc224_1274023240"/>Quiz question: Pair it<text:bookmark-end text:name="__RefHeading___Toc224_1274023240"/></text:h>
      <text:h text:style-name="P29" text:outline-level="2"><text:bookmark-start text:name="__RefHeading___Toc226_1274023240"/>Settings<text:bookmark-end text:name="__RefHeading___Toc226_1274023240"/></text:h>
      <text:h text:style-name="P20" text:outline-level="1"><text:bookmark-start text:name="__RefHeading___Toc2331_328221862"/>Implementation<text:bookmark-end text:name="__RefHeading___Toc2331_328221862"/></text:h>
      <text:h text:style-name="P31" text:outline-level="2"><text:bookmark-start text:name="__RefHeading___Toc228_1274023240"/>Fetching data<text:bookmark-end text:name="__RefHeading___Toc228_1274023240"/></text:h>
      <text:p text:style-name="P10">OpenStreetMap, Overpass API</text:p>
      <text:h text:style-name="P31" text:outline-level="2"><text:bookmark-start text:name="__RefHeading___Toc230_1274023240"/>Data processing<text:bookmark-end text:name="__RefHeading___Toc230_1274023240"/></text:h>
      <text:p text:style-name="P10">TagInfo, json, regular expressions.</text:p>
      <text:h text:style-name="P31" text:outline-level="2"><text:bookmark-start text:name="__RefHeading___Toc232_1274023240"/>Integrated maps<text:bookmark-end text:name="__RefHeading___Toc232_1274023240"/></text:h>
      <text:p text:style-name="P10">MapBox.</text:p>
      <text:h text:style-name="P31" text:outline-level="2"><text:bookmark-start text:name="__RefHeading___Toc234_1274023240"/>App<text:span text:style-name="T3">lication</text:span> development<text:bookmark-end text:name="__RefHeading___Toc234_1274023240"/></text:h>
      <text:p text:style-name="P10">Android Studio, Git.</text:p>
      <text:h text:style-name="P20" text:outline-level="1"><text:bookmark-start text:name="__RefHeading___Toc2333_328221862"/>Evaluation<text:bookmark-end text:name="__RefHeading___Toc2333_328221862"/></text:h>
      <text:p text:style-name="P8">Finished product will be tested by some potential users for a validation of the educational value, as a follow-up to the initial user considerations.</text:p>
      <text:h text:style-name="P21" text:outline-level="1"><text:bookmark-start text:name="__RefHeading___Toc2335_328221862"/>Future work<text:bookmark-end text:name="__RefHeading___Toc2335_328221862"/></text:h>
      <text:p text:style-name="P8">User accounts, backing up progress, connecting with friends..</text:p>
      <text:h text:style-name="P21" text:outline-level="1"><text:bookmark-start text:name="__RefHeading___Toc2337_328221862"/><text:soft-page-break/>Discussion<text:bookmark-end text:name="__RefHeading___Toc2337_328221862"/></text:h>
      <text:p text:style-name="P8">Do I consider the app to be useful, why, why not? What is good, what is bad?</text:p>
      <text:p text:style-name="P2">References</text:p>
      <text:p text:style-name="P9">Vancouver style referencing (using brackets [1]). <text:span text:style-name="T1">(Mendeley plugin)</text:span></text:p>
      <text:p text:style-name="P9">[1] Title, writer, publisher,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23d79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0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1:53:57.102008928</meta:creation-date>
    <dc:date>2018-08-15T16:20:03.266717610</dc:date>
    <meta:editing-duration>PT1H1M23S</meta:editing-duration>
    <meta:editing-cycles>15</meta:editing-cycles>
    <meta:generator>LibreOffice/5.1.6.2$Linux_X86_64 LibreOffice_project/10m0$Build-2</meta:generator>
    <meta:document-statistic meta:table-count="0" meta:image-count="0" meta:object-count="0" meta:page-count="8" meta:paragraph-count="94" meta:word-count="983" meta:character-count="6372" meta:non-whitespace-character-count="5479"/>
  </office:meta>
</office:document-meta>
</file>